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ONDORI VILLASANTE, JUAN CARL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DORI VILLASANTE JUAN CARL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DORI VILLASANTE JUAN CARL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ILCA OBLITAS, CLOTILDE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488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2:02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